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3067" officeooo:paragraph-rsid="000f3067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13.5pt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 style:writing-mode="lr-tb"/>
      <style:text-properties fo:font-variant="normal" fo:text-transform="none" fo:color="#000000" loext:opacity="100%" style:font-name="Helvetica Neue" fo:font-size="13.5pt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13.5pt" fo:font-style="normal" fo:font-weight="bold" officeooo:rsid="0001eb92" officeooo:paragraph-rsid="0001eb92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 style:writing-mode="lr-tb"/>
      <style:text-properties fo:font-variant="normal" fo:text-transform="none" fo:color="#000000" loext:opacity="100%" style:font-name="Helvetica Neue" fo:font-size="13.5pt" fo:font-style="normal" fo:font-weight="bold" officeooo:rsid="0001eb92" officeooo:paragraph-rsid="0001eb92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13.5pt" fo:font-style="normal" fo:font-weight="bold" officeooo:rsid="000dfe12" officeooo:paragraph-rsid="000dfe12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officeooo:paragraph-rsid="00033aa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officeooo:rsid="0004304d" officeooo:paragraph-rsid="00089fc9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4304d" officeooo:paragraph-rsid="000e95e2" style:font-size-asian="7pt" style:font-weight-asian="normal" style:font-size-complex="8pt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4304d" officeooo:paragraph-rsid="001108f5" style:font-size-asian="7pt" style:font-weight-asian="normal" style:font-size-complex="8pt" style:font-weight-complex="normal"/>
    </style:style>
    <style:style style:name="P12" style:family="paragraph" style:parent-style-name="Text_20_body">
      <style:paragraph-properties fo:margin-left="1.251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e95e2" officeooo:paragraph-rsid="000e95e2" style:font-size-asian="7pt" style:font-weight-asian="normal" style:font-size-complex="8pt" style:font-weight-complex="normal"/>
    </style:style>
    <style:style style:name="P13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0e95e2" officeooo:paragraph-rsid="000e95e2" style:font-size-asian="7pt" style:font-weight-asian="normal" style:font-size-complex="8pt" style:font-weight-complex="normal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1108f5" officeooo:paragraph-rsid="001108f5" style:font-size-asian="7pt" style:font-weight-asian="normal" style:font-size-complex="8pt" style:font-weight-complex="normal"/>
    </style:style>
    <style:style style:name="P15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1108f5" officeooo:paragraph-rsid="001108f5" style:font-size-asian="7pt" style:font-weight-asian="normal" style:font-size-complex="8pt" style:font-weight-complex="normal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89fc9" officeooo:paragraph-rsid="001108f5" style:font-size-asian="7pt" style:font-weight-asian="normal" style:font-size-complex="8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89fc9" officeooo:paragraph-rsid="001108f5" style:font-size-asian="7pt" style:font-weight-asian="normal" style:font-size-complex="8pt" style:font-weight-complex="normal"/>
    </style:style>
    <style:style style:name="P18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26002a" officeooo:paragraph-rsid="0026002a" style:font-size-asian="7pt" style:font-weight-asian="normal" style:font-size-complex="8pt" style:font-weight-complex="normal"/>
    </style:style>
    <style:style style:name="P19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275cb5" officeooo:paragraph-rsid="0026002a" style:font-size-asian="7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2784a1" officeooo:paragraph-rsid="002784a1" style:font-size-asian="7pt" style:font-weight-asian="normal" style:font-size-complex="8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33aad" officeooo:paragraph-rsid="000f3067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33aad" officeooo:paragraph-rsid="00033aad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33aad" officeooo:paragraph-rsid="0010e0e2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4304d" officeooo:paragraph-rsid="0004304d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4304d" officeooo:paragraph-rsid="0007c4b7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4304d" officeooo:paragraph-rsid="0010e0e2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89fc9" officeooo:paragraph-rsid="00089fc9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89fc9" officeooo:paragraph-rsid="000f3067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07c4b7" officeooo:paragraph-rsid="00089fc9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1f4793" officeooo:paragraph-rsid="001f4793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86b69" officeooo:paragraph-rsid="00286b69" style:font-weight-asian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9f570" officeooo:paragraph-rsid="0029f570" style:font-weight-asian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9f570" officeooo:paragraph-rsid="0030afed" style:font-weight-asian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9f570" officeooo:paragraph-rsid="0034930c" style:font-weight-asian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9f570" officeooo:paragraph-rsid="00351297" style:font-weight-asian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bc1a8" officeooo:paragraph-rsid="002bc1a8" style:font-weight-asian="normal" style:font-weight-complex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c35f5" officeooo:paragraph-rsid="002c35f5" style:font-weight-asian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d9384" officeooo:paragraph-rsid="002d9384" style:font-weight-asian="normal" style:font-weight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 style:writing-mode="lr-tb"/>
      <style:text-properties fo:font-variant="normal" fo:text-transform="none" fo:color="#000000" loext:opacity="100%" style:font-name="Helvetica Neue" fo:font-size="8.25pt" fo:font-style="normal" fo:font-weight="normal" officeooo:rsid="0034930c" officeooo:paragraph-rsid="0034930c" style:font-weight-asian="normal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51297" officeooo:paragraph-rsid="00351297" style:font-weight-asian="normal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58cba" officeooo:paragraph-rsid="00358cba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bold" officeooo:rsid="001201b9" officeooo:paragraph-rsid="001201b9" style:font-weight-asian="bold" style:font-weight-complex="bold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bold" officeooo:rsid="001230cc" officeooo:paragraph-rsid="001230cc" style:font-weight-asian="bold" style:font-weight-complex="bold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pt" fo:font-style="normal" fo:font-weight="normal" officeooo:rsid="000dfe12" officeooo:paragraph-rsid="000e95e2" style:font-size-asian="7pt" style:font-weight-asian="normal" style:font-size-complex="8pt" style:font-weight-complex="normal"/>
    </style:style>
    <style:style style:name="P45" style:family="paragraph" style:parent-style-name="Text_20_body">
      <style:paragraph-properties fo:margin-left="1.251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pt" fo:font-style="normal" fo:font-weight="normal" officeooo:rsid="000dfe12" officeooo:paragraph-rsid="000e95e2" style:font-size-asian="7pt" style:font-weight-asian="normal" style:font-size-complex="8pt" style:font-weight-complex="normal"/>
    </style:style>
    <style:style style:name="P46" style:family="paragraph" style:parent-style-name="Text_20_body">
      <style:paragraph-properties fo:margin-left="1.251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pt" fo:font-style="normal" fo:font-weight="normal" officeooo:rsid="000e95e2" officeooo:paragraph-rsid="000e95e2" style:font-size-asian="7pt" style:font-weight-asian="normal" style:font-size-complex="8pt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c9211e" loext:opacity="100%" style:font-name="Helvetica Neue" fo:font-size="8.25pt" fo:font-style="normal" officeooo:rsid="000c7913" officeooo:paragraph-rsid="000c7913" fo:background-color="#ffff00"/>
    </style:style>
    <style:style style:name="P48" style:family="paragraph" style:parent-style-name="Standard">
      <style:paragraph-properties fo:break-before="page"/>
      <style:text-properties officeooo:rsid="0032982e" officeooo:paragraph-rsid="0032982e"/>
    </style:style>
    <style:style style:name="P4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13.5pt" fo:font-style="normal" fo:font-weight="bold" officeooo:rsid="00033aad" officeooo:paragraph-rsid="001f4793"/>
    </style:style>
    <style:style style:name="P5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13.5pt" fo:font-style="normal" fo:font-weight="bold" officeooo:rsid="00033aad" officeooo:paragraph-rsid="00033aad"/>
    </style:style>
    <style:style style:name="P5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13.5pt" fo:font-style="normal" fo:font-weight="bold" officeooo:rsid="000c7913" officeooo:paragraph-rsid="001f4793"/>
    </style:style>
    <style:style style:name="P5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13.5pt" fo:font-style="normal" fo:font-weight="bold" officeooo:rsid="000c7913" officeooo:paragraph-rsid="00033aad"/>
    </style:style>
    <style:style style:name="P53" style:family="paragraph" style:parent-style-name="Text_20_body" style:list-style-name="L3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paragraph-rsid="00033aad"/>
    </style:style>
    <style:style style:name="P54" style:family="paragraph" style:parent-style-name="Text_20_body" style:list-style-name="L3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33aad" officeooo:paragraph-rsid="0010e0e2"/>
    </style:style>
    <style:style style:name="P55" style:family="paragraph" style:parent-style-name="Text_20_body" style:list-style-name="L4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33aad" officeooo:paragraph-rsid="00033aad"/>
    </style:style>
    <style:style style:name="P56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33aad" officeooo:paragraph-rsid="0004304d"/>
    </style:style>
    <style:style style:name="P57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33aad" officeooo:paragraph-rsid="0007c4b7"/>
    </style:style>
    <style:style style:name="P58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33aad" officeooo:paragraph-rsid="00089fc9"/>
    </style:style>
    <style:style style:name="P59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33aad" officeooo:paragraph-rsid="000a11d5"/>
    </style:style>
    <style:style style:name="P60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33aad" officeooo:paragraph-rsid="0010e0e2"/>
    </style:style>
    <style:style style:name="P61" style:family="paragraph" style:parent-style-name="Text_20_body" style:list-style-name="L4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04304d" officeooo:paragraph-rsid="0004304d" style:font-weight-asian="normal" style:font-weight-complex="normal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4304d" officeooo:paragraph-rsid="0010e0e2" style:font-weight-asian="normal" style:font-weight-complex="normal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4304d" officeooo:paragraph-rsid="0037f9be" style:font-weight-asian="normal" style:font-weight-complex="normal"/>
    </style:style>
    <style:style style:name="P64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033aad" officeooo:paragraph-rsid="0007c4b7" style:font-weight-asian="normal" style:font-weight-complex="normal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33aad" officeooo:paragraph-rsid="0037f9be" style:font-weight-asian="normal" style:font-weight-complex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7f9be" officeooo:paragraph-rsid="0037f9be" style:font-weight-asian="normal" style:font-weight-complex="normal"/>
    </style:style>
    <style:style style:name="P6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89fc9" officeooo:paragraph-rsid="000f3067" style:font-weight-asian="normal" style:font-weight-complex="normal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089fc9" officeooo:paragraph-rsid="0037f9be" style:font-weight-asian="normal" style:font-weight-complex="normal"/>
    </style:style>
    <style:style style:name="P69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2982e" officeooo:paragraph-rsid="001230cc" style:font-weight-asian="normal" style:font-weight-complex="normal"/>
    </style:style>
    <style:style style:name="P70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2982e" officeooo:paragraph-rsid="0037f9be" style:font-weight-asian="normal" style:font-weight-complex="normal"/>
    </style:style>
    <style:style style:name="P7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4930c" officeooo:paragraph-rsid="000f3067" style:font-weight-asian="normal" style:font-weight-complex="normal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9b081" officeooo:paragraph-rsid="0039b081" style:font-weight-asian="normal" style:font-weight-complex="normal"/>
    </style:style>
    <style:style style:name="P7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9b081" officeooo:paragraph-rsid="00286b69" style:font-weight-asian="normal" style:font-weight-complex="normal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86b69" officeooo:paragraph-rsid="00286b69" style:font-weight-asian="normal" style:font-weight-complex="normal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3ee699" officeooo:paragraph-rsid="003ee699" style:font-weight-asian="normal" style:font-weight-complex="normal"/>
    </style:style>
    <style:style style:name="P7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9f570" officeooo:paragraph-rsid="0029f570" style:font-weight-asian="normal" style:font-weight-complex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normal" officeooo:rsid="002bc1a8" officeooo:paragraph-rsid="0040bdb8" style:font-weight-asian="normal" style:font-weight-complex="normal"/>
    </style:style>
    <style:style style:name="P78" style:family="paragraph" style:parent-style-name="Text_20_body" style:list-style-name="L9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0e95e2" officeooo:paragraph-rsid="001108f5" style:font-size-asian="7pt" style:font-weight-asian="normal" style:font-size-complex="8pt" style:font-weight-complex="normal"/>
    </style:style>
    <style:style style:name="P79" style:family="paragraph" style:parent-style-name="Text_20_body" style:list-style-name="L10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0f3067" officeooo:paragraph-rsid="000f3067" style:font-size-asian="7pt" style:font-weight-asian="normal" style:font-size-complex="8pt" style:font-weight-complex="normal"/>
    </style:style>
    <style:style style:name="P80" style:family="paragraph" style:parent-style-name="Text_20_body" style:list-style-name="L11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1108f5" officeooo:paragraph-rsid="001108f5" style:font-size-asian="7pt" style:font-weight-asian="normal" style:font-size-complex="8pt" style:font-weight-complex="normal"/>
    </style:style>
    <style:style style:name="P81" style:family="paragraph" style:parent-style-name="Text_20_body" style:list-style-name="L12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1108f5" officeooo:paragraph-rsid="001108f5" style:font-size-asian="7pt" style:font-weight-asian="normal" style:font-size-complex="8pt" style:font-weight-complex="normal"/>
    </style:style>
    <style:style style:name="P82" style:family="paragraph" style:parent-style-name="Text_20_body" style:list-style-name="L13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1108f5" officeooo:paragraph-rsid="001108f5" style:font-size-asian="7pt" style:font-weight-asian="normal" style:font-size-complex="8pt" style:font-weight-complex="normal"/>
    </style:style>
    <style:style style:name="P83" style:family="paragraph" style:parent-style-name="Text_20_body" style:list-style-name="L13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fo:font-weight="normal" officeooo:rsid="00033aad" officeooo:paragraph-rsid="001108f5" style:font-size-asian="7pt" style:font-weight-asian="normal" style:font-size-complex="8pt" style:font-weight-complex="normal"/>
    </style:style>
    <style:style style:name="P84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4304d" officeooo:paragraph-rsid="0004304d"/>
    </style:style>
    <style:style style:name="P85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4304d" officeooo:paragraph-rsid="0007c4b7"/>
    </style:style>
    <style:style style:name="P86" style:family="paragraph" style:parent-style-name="Text_20_body" style:list-style-name="L5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.25pt" fo:font-style="normal" officeooo:rsid="0004304d" officeooo:paragraph-rsid="0010e0e2"/>
    </style:style>
    <style:style style:name="P8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bold" officeooo:rsid="00033aad" officeooo:paragraph-rsid="0037f9be" style:font-weight-asian="bold" style:font-weight-complex="bold"/>
    </style:style>
    <style:style style:name="P8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000000" loext:opacity="100%" style:font-name="Helvetica Neue" fo:font-size="8.25pt" fo:font-style="normal" fo:font-weight="bold" officeooo:rsid="003c8658" officeooo:paragraph-rsid="003c8658" style:font-weight-asian="bold" style:font-weight-complex="bold"/>
    </style:style>
    <style:style style:name="P89" style:family="paragraph" style:parent-style-name="Text_20_body" style:list-style-name="L6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pt" fo:font-style="normal" fo:font-weight="normal" officeooo:rsid="000e95e2" officeooo:paragraph-rsid="000e95e2" style:font-size-asian="7pt" style:font-weight-asian="normal" style:font-size-complex="8pt" style:font-weight-complex="normal"/>
    </style:style>
    <style:style style:name="P90" style:family="paragraph" style:parent-style-name="Text_20_body" style:list-style-name="L7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pt" fo:font-style="normal" fo:font-weight="normal" officeooo:rsid="000e95e2" officeooo:paragraph-rsid="000e95e2" style:font-size-asian="7pt" style:font-weight-asian="normal" style:font-size-complex="8pt" style:font-weight-complex="normal"/>
    </style:style>
    <style:style style:name="P91" style:family="paragraph" style:parent-style-name="Text_20_body" style:list-style-name="L8">
      <style:paragraph-properties fo:margin-top="0cm" fo:margin-bottom="0cm" style:contextual-spacing="false" style:writing-mode="lr-tb"/>
      <style:text-properties fo:font-variant="normal" fo:text-transform="none" fo:color="#000000" loext:opacity="100%" style:font-name="Helvetica Neue" fo:font-size="8pt" fo:font-style="normal" fo:font-weight="normal" officeooo:rsid="000e95e2" officeooo:paragraph-rsid="000e95e2" style:font-size-asian="7pt" style:font-weight-asian="normal" style:font-size-complex="8pt" style:font-weight-complex="normal"/>
    </style:style>
    <style:style style:name="P9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33aad"/>
    </style:style>
    <style:style style:name="P9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dfe12"/>
    </style:style>
    <style:style style:name="P9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c7913" officeooo:paragraph-rsid="000c7913"/>
    </style:style>
    <style:style style:name="T1" style:family="text">
      <style:text-properties officeooo:rsid="00033aad"/>
    </style:style>
    <style:style style:name="T2" style:family="text">
      <style:text-properties fo:font-variant="normal" fo:text-transform="none" fo:color="#000000" loext:opacity="100%" style:font-name="Helvetica Neue" fo:font-size="13.5pt" fo:font-style="normal" fo:font-weight="bold"/>
    </style:style>
    <style:style style:name="T3" style:family="text">
      <style:text-properties fo:font-variant="normal" fo:text-transform="none" fo:color="#000000" loext:opacity="100%" style:font-name="Helvetica Neue" fo:font-size="13.5pt" fo:font-style="normal" fo:font-weight="bold" officeooo:rsid="00033aad"/>
    </style:style>
    <style:style style:name="T4" style:family="text">
      <style:text-properties fo:font-variant="normal" fo:text-transform="none" fo:color="#000000" loext:opacity="100%" style:font-name="Helvetica Neue" fo:font-size="13.5pt" fo:font-style="normal" fo:font-weight="bold" officeooo:rsid="000c7913"/>
    </style:style>
    <style:style style:name="T5" style:family="text">
      <style:text-properties fo:font-variant="normal" fo:text-transform="none" fo:color="#000000" loext:opacity="100%" style:font-name="Helvetica Neue" fo:font-size="13.5pt" fo:font-style="normal" fo:font-weight="bold" officeooo:rsid="000dfe1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304d" style:font-weight-asian="normal" style:font-weight-complex="normal"/>
    </style:style>
    <style:style style:name="T8" style:family="text">
      <style:text-properties fo:font-weight="normal" officeooo:rsid="0005549b" style:font-weight-asian="normal" style:font-weight-complex="normal"/>
    </style:style>
    <style:style style:name="T9" style:family="text">
      <style:text-properties fo:font-weight="normal" officeooo:rsid="00065b59" style:font-weight-asian="normal" style:font-weight-complex="normal"/>
    </style:style>
    <style:style style:name="T10" style:family="text">
      <style:text-properties fo:font-weight="normal" officeooo:rsid="0007c4b7" style:font-weight-asian="normal" style:font-weight-complex="normal"/>
    </style:style>
    <style:style style:name="T11" style:family="text">
      <style:text-properties fo:font-weight="normal" officeooo:rsid="00089fc9" style:font-weight-asian="normal" style:font-weight-complex="normal"/>
    </style:style>
    <style:style style:name="T12" style:family="text">
      <style:text-properties fo:font-weight="normal" officeooo:rsid="000b4de2" style:font-weight-asian="normal" style:font-weight-complex="normal"/>
    </style:style>
    <style:style style:name="T13" style:family="text">
      <style:text-properties fo:font-weight="normal" officeooo:rsid="00033aad" style:font-weight-asian="normal" style:font-weight-complex="normal"/>
    </style:style>
    <style:style style:name="T14" style:family="text">
      <style:text-properties fo:font-weight="normal" officeooo:rsid="000f3067" style:font-weight-asian="normal" style:font-weight-complex="normal"/>
    </style:style>
    <style:style style:name="T15" style:family="text">
      <style:text-properties fo:font-weight="normal" officeooo:rsid="0010e0e2" style:font-weight-asian="normal" style:font-weight-complex="normal"/>
    </style:style>
    <style:style style:name="T16" style:family="text">
      <style:text-properties fo:font-weight="normal" officeooo:rsid="001108f5" style:font-weight-asian="normal" style:font-weight-complex="normal"/>
    </style:style>
    <style:style style:name="T17" style:family="text">
      <style:text-properties fo:font-weight="normal" officeooo:rsid="001230cc" style:font-weight-asian="normal" style:font-weight-complex="normal"/>
    </style:style>
    <style:style style:name="T18" style:family="text">
      <style:text-properties fo:font-weight="normal" officeooo:rsid="0013fa48" style:font-weight-asian="normal" style:font-weight-complex="normal"/>
    </style:style>
    <style:style style:name="T19" style:family="text">
      <style:text-properties fo:font-weight="normal" officeooo:rsid="0017015e" style:font-weight-asian="normal" style:font-weight-complex="normal"/>
    </style:style>
    <style:style style:name="T20" style:family="text">
      <style:text-properties fo:font-weight="normal" officeooo:rsid="001857ce" style:font-weight-asian="normal" style:font-weight-complex="normal"/>
    </style:style>
    <style:style style:name="T21" style:family="text">
      <style:text-properties fo:font-weight="normal" officeooo:rsid="0019e745" style:font-weight-asian="normal" style:font-weight-complex="normal"/>
    </style:style>
    <style:style style:name="T22" style:family="text">
      <style:text-properties fo:font-weight="normal" officeooo:rsid="001b91df" style:font-weight-asian="normal" style:font-weight-complex="normal"/>
    </style:style>
    <style:style style:name="T23" style:family="text">
      <style:text-properties fo:font-weight="normal" officeooo:rsid="002d9384" style:font-weight-asian="normal" style:font-weight-complex="normal"/>
    </style:style>
    <style:style style:name="T24" style:family="text">
      <style:text-properties fo:font-weight="normal" officeooo:rsid="002ec8d8" style:font-weight-asian="normal" style:font-weight-complex="normal"/>
    </style:style>
    <style:style style:name="T25" style:family="text">
      <style:text-properties fo:font-weight="normal" officeooo:rsid="0030afed" style:font-weight-asian="normal" style:font-weight-complex="normal"/>
    </style:style>
    <style:style style:name="T26" style:family="text">
      <style:text-properties officeooo:rsid="0004304d"/>
    </style:style>
    <style:style style:name="T27" style:family="text">
      <style:text-properties officeooo:rsid="0005549b"/>
    </style:style>
    <style:style style:name="T28" style:family="text">
      <style:text-properties officeooo:rsid="00089fc9"/>
    </style:style>
    <style:style style:name="T29" style:family="text">
      <style:text-properties fo:font-size="8pt" officeooo:rsid="001108f5"/>
    </style:style>
    <style:style style:name="T30" style:family="text">
      <style:text-properties officeooo:rsid="000f3067"/>
    </style:style>
    <style:style style:name="T31" style:family="text">
      <style:text-properties officeooo:rsid="001108f5"/>
    </style:style>
    <style:style style:name="T32" style:family="text">
      <style:text-properties officeooo:rsid="000dfe12"/>
    </style:style>
    <style:style style:name="T33" style:family="text">
      <style:text-properties officeooo:rsid="001857ce"/>
    </style:style>
    <style:style style:name="T34" style:family="text">
      <style:text-properties officeooo:rsid="0017015e"/>
    </style:style>
    <style:style style:name="T35" style:family="text">
      <style:text-properties officeooo:rsid="0019e745"/>
    </style:style>
    <style:style style:name="T36" style:family="text">
      <style:text-properties officeooo:rsid="00214dae"/>
    </style:style>
    <style:style style:name="T37" style:family="text">
      <style:text-properties officeooo:rsid="00275cb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75cb5" style:font-weight-asian="bold" style:font-weight-complex="bold"/>
    </style:style>
    <style:style style:name="T40" style:family="text">
      <style:text-properties officeooo:rsid="00286b69"/>
    </style:style>
    <style:style style:name="T41" style:family="text">
      <style:text-properties officeooo:rsid="002c35f5"/>
    </style:style>
    <style:style style:name="T42" style:family="text">
      <style:text-properties officeooo:rsid="002d9384"/>
    </style:style>
    <style:style style:name="T43" style:family="text">
      <style:text-properties officeooo:rsid="0030afed"/>
    </style:style>
    <style:style style:name="T44" style:family="text">
      <style:text-properties officeooo:rsid="0034930c"/>
    </style:style>
    <style:style style:name="T45" style:family="text">
      <style:text-properties officeooo:rsid="00351297"/>
    </style:style>
    <style:style style:name="T46" style:family="text">
      <style:text-properties officeooo:rsid="0035b70b"/>
    </style:style>
    <style:style style:name="T47" style:family="text">
      <style:text-properties officeooo:rsid="0037f9be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officeooo:rsid="0039b081"/>
    </style:style>
    <style:style style:name="T51" style:family="text">
      <style:text-properties officeooo:rsid="003b1576"/>
    </style:style>
    <style:style style:name="T52" style:family="text">
      <style:text-properties officeooo:rsid="003d60c2"/>
    </style:style>
    <style:style style:name="T53" style:family="text">
      <style:text-properties officeooo:rsid="003ee699"/>
    </style:style>
    <style:style style:name="T54" style:family="text">
      <style:text-properties officeooo:rsid="0040bdb8"/>
    </style:style>
    <style:style style:name="T55" style:family="text">
      <style:text-properties officeooo:rsid="0048e012"/>
    </style:style>
    <style:style style:name="T56" style:family="text">
      <style:text-properties officeooo:rsid="0049e89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stion documentaire </text:p>
      <text:p text:style-name="P4">page de garde </text:p>
      <text:p text:style-name="P2"/>
      <text:p text:style-name="P2"/>
      <text:p text:style-name="P2"/>
      <text:p text:style-name="P5">sommaire</text:p>
      <text:p text:style-name="P4"/>
      <text:p text:style-name="P4">diagramme de Gantt</text:p>
      <text:p text:style-name="P4">introduction </text:p>
      <text:p text:style-name="P4"/>
      <text:list xml:id="list107212872" text:style-name="L1">
        <text:list-item>
          <text:p text:style-name="P49">Expression des besoins et analyses</text:p>
          <text:list>
            <text:list-item>
              <text:p text:style-name="P51"><text:span text:style-name="T1">Diagramme cas d’utilisation </text:span>+ Descriptifs</text:p>
            </text:list-item>
            <text:list-item>
              <text:p text:style-name="P51">Scénarios <text:span text:style-name="T32">en langue naturel</text:span></text:p>
            </text:list-item>
          </text:list>
        </text:list-item>
      </text:list>
      <text:p text:style-name="P3"/>
      <text:list xml:id="list231135170754979" text:continue-list="list107212872" text:style-name="L1">
        <text:list-item text:start-value="1">
          <text:p text:style-name="P50">Expression des besoins et analyses</text:p>
        </text:list-item>
      </text:list>
      <text:list xml:id="list3671497524" text:style-name="L2">
        <text:list-header>
          <text:p text:style-name="P52"/>
          <text:p text:style-name="P92"/>
        </text:list-header>
        <text:list-item>
          <text:p text:style-name="P94"><text:span text:style-name="T3">Diagramme cas d’utilisation </text:span><text:span text:style-name="T2">+ Descriptifs</text:span></text:p>
        </text:list-item>
      </text:list>
      <text:p text:style-name="P8"/>
      <text:p text:style-name="P47">schéma <text:s/>DU_general</text:p>
      <text:p text:style-name="P47"/>
      <text:p text:style-name="P8">-NouveauLecteur</text:p>
      <text:list xml:id="list3570089988" text:style-name="L3">
        <text:list-item>
          <text:p text:style-name="P53">Paramètre saisis : nom : String, pr<text:span text:style-name="T26">e</text:span>nom: String, date<text:span text:style-name="T26">Naissance</text:span>: date, mail : String.</text:p>
        </text:list-item>
        <text:list-item>
          <text:p text:style-name="P54">Résumé : <text:span text:style-name="T26">L</text:span><text:span text:style-name="T6">e nouveau lecteur </text:span><text:span text:style-name="T7">est crée et le numéro de lecteur</text:span><text:span text:style-name="T6"> est automatiquement attribué par le système </text:span><text:span text:style-name="T11">(attribution séquentielle </text:span><text:span text:style-name="T15">de Int </text:span><text:span text:style-name="T7">numLecteur</text:span><text:span text:style-name="T11">).</text:span></text:p>
        </text:list-item>
      </text:list>
      <text:p text:style-name="P22">-NouvelOuvrage : </text:p>
      <text:list xml:id="list3979502021" text:style-name="L4">
        <text:list-item>
          <text:p text:style-name="P55"><text:span text:style-name="T6">Paramètre saisis : titreOuvrage : String, nomEditeur : String, dateParution : Date, nomAuteur : String, isbn : </text:span><text:span text:style-name="T18">String</text:span><text:span text:style-name="T6">, typePublic : String ;</text:span></text:p>
        </text:list-item>
        <text:list-item>
          <text:p text:style-name="P55"><text:span text:style-name="T6">Préconditions : </text:span><text:span text:style-name="T7">L’ouvrage <text:s/>peut être <text:s/>crée même si la <text:s/>bibliothèque <text:s/>n’a pas encore <text:s/>l’exemplaire de cet ouvrage.</text:span></text:p>
        </text:list-item>
        <text:list-item>
          <text:p text:style-name="P61">Résumé : création d’un nouvelle ouvrage dans le système.</text:p>
        </text:list-item>
      </text:list>
      <text:p text:style-name="P24">-NouvelExemplaire :</text:p>
      <text:list xml:id="list1806867760" text:style-name="L5">
        <text:list-item>
          <text:p text:style-name="P56"><text:span text:style-name="T6">Paramètre saisis : </text:span><text:span text:style-name="T7">numExemplaire : int, dateRecepExemp : date, isbn : </text:span><text:span text:style-name="T18">String, </text:span><text:span text:style-name="T20">e</text:span><text:span text:style-name="T19">mprunt</text:span><text:span text:style-name="T21">ab</text:span><text:span text:style-name="T19"> boolean ;</text:span></text:p>
        </text:list-item>
        <text:list-item>
          <text:p text:style-name="P56"><text:span text:style-name="T6">Préconditions : </text:span><text:span text:style-name="T9">L’isbn doit exister dans NouvelleOuvrage.</text:span></text:p>
        </text:list-item>
        <text:list-item>
          <text:p text:style-name="P84"><text:span text:style-name="T6">Résumé : Création et implémentation dans le système d’un seul exemplaire OU de plusieurs pour un même ouvrage. </text:span><text:span text:style-name="T10">Le numéro d’exemplaire est calculé par rapport au nombre d’exemplaire pour l’ouvrage cible.</text:span></text:p>
        </text:list-item>
      </text:list>
      <text:p text:style-name="P25">-ConsulterLecteur :</text:p>
      <text:list xml:id="list231135649684048" text:continue-numbering="true" text:style-name="L5">
        <text:list-item>
          <text:p text:style-name="P64">Paramètre saisis : <text:s/>numLecteur : int</text:p>
        </text:list-item>
        <text:list-item>
          <text:p text:style-name="P57"><text:span text:style-name="T6">Préconditions : </text:span><text:span text:style-name="T11">Le lecteur doit être crée. Pour consulter l’âge, il faut </text:span><text:span text:style-name="T10">la date de naissance. </text:span></text:p>
        </text:list-item>
        <text:list-item>
          <text:p text:style-name="P85"><text:span text:style-name="T10">Résumé : </text:span><text:span text:style-name="T11">Consultation fiche lecteur </text:span><text:span text:style-name="T22">(</text:span><text:span text:style-name="T15">nom, prenom, age, mail</text:span><text:span text:style-name="T22">)</text:span></text:p>
        </text:list-item>
      </text:list>
      <text:p text:style-name="P9"><text:span text:style-name="T6">-Consulter</text:span><text:span text:style-name="T11">Ouvrage</text:span><text:span text:style-name="T6"> :</text:span></text:p>
      <text:list xml:id="list231134361358551" text:continue-numbering="true" text:style-name="L5">
        <text:list-item>
          <text:p text:style-name="P58"><text:span text:style-name="T6">Paramètre saisis : : </text:span><text:span text:style-name="T15">isbn int,</text:span></text:p>
        </text:list-item>
        <text:list-item>
          <text:p text:style-name="P58"><text:span text:style-name="T6">Préconditions : </text:span><text:span text:style-name="T11">Pour la consultation, l’ouvrage doit préalablement crée dans le système.</text:span></text:p>
        </text:list-item>
        <text:list-item>
          <text:p text:style-name="P86"><text:span text:style-name="T10">Résumé : </text:span><text:span text:style-name="T11">consultation fiche <text:s/>ouvrage </text:span><text:span text:style-name="T22">(</text:span><text:span text:style-name="T13">titreOuvrage, nomEditeur, dateParution, nomAuteur</text:span><text:span text:style-name="T22">)</text:span></text:p>
        </text:list-item>
      </text:list>
      <text:p text:style-name="P27">-ConsulterExemplaireOuvrage :</text:p>
      <text:list xml:id="list231136229967729" text:continue-numbering="true" text:style-name="L5">
        <text:list-item>
          <text:p text:style-name="P59"><text:span text:style-name="T8">Paramètre saisis : : isbn : Int</text:span><text:span text:style-name="T7"> </text:span></text:p>
        </text:list-item>
        <text:list-item>
          <text:p text:style-name="P58"><text:span text:style-name="T6">Préconditions : </text:span><text:span text:style-name="T11">Pour la consultation, l’ouvrage doit préalablement ê</text:span><text:span text:style-name="T12">tre </text:span><text:span text:style-name="T11">crée dans le système.</text:span></text:p>
        </text:list-item>
        <text:list-item>
          <text:p text:style-name="P60"><text:span text:style-name="T10">Résumé : </text:span><text:span text:style-name="T11">consultation fiche ouvrage </text:span><text:span text:style-name="T15">(</text:span><text:span text:style-name="T22">titreOuvrage, isbn, numExemplaire, nbExemplaires, empruntable</text:span><text:span text:style-name="T16">)</text:span></text:p>
        </text:list-item>
      </text:list>
      <text:p text:style-name="P29"/>
      <text:p text:style-name="P22"/>
      <text:list xml:id="list231134692264557" text:continue-list="list3671497524" text:style-name="L2">
        <text:list-item>
          <text:p text:style-name="P93"><text:span text:style-name="T4">Scénarios </text:span><text:span text:style-name="T5">en langue naturel</text:span></text:p>
        </text:list-item>
      </text:list>
      <text:p text:style-name="P6"/>
      <text:p text:style-name="P44">-NouveauLecteur</text:p>
      <text:p text:style-name="P46">Scénario nominal</text:p>
      <text:list xml:id="list2679876817" text:style-name="L6">
        <text:list-item>
          <text:p text:style-name="P89">Le lecteur doit demander a la bibliothécaire de créer son profil</text:p>
        </text:list-item>
        <text:list-item>
          <text:p text:style-name="P89">La <text:s/>bibliothécaire crée un nouveau lecteur </text:p>
        </text:list-item>
      </text:list>
      <text:p text:style-name="P44">-NouvelOuvrage :</text:p>
      <text:p text:style-name="P45">Scénario nominal</text:p>
      <text:list xml:id="list3121868205" text:style-name="L7">
        <text:list-item>
          <text:p text:style-name="P90">Réception d’un ouvrage </text:p>
        </text:list-item>
        <text:list-item>
          <text:p text:style-name="P90">Inventaire du nouvel ouvrage avec incrémentation du <text:span text:style-name="T31">numExemplaire</text:span>.</text:p>
        </text:list-item>
      </text:list>
      <text:p text:style-name="P46">Scénario secondaire</text:p>
      <text:list xml:id="list943155670" text:style-name="L8">
        <text:list-item>
          <text:p text:style-name="P91">Inventaire du nouvel ouvrage sans incrémentation du <text:span text:style-name="T31">numExemplaire</text:span>.</text:p>
        </text:list-item>
      </text:list>
      <text:p text:style-name="P10">-NouvelExemplaire :</text:p>
      <text:p text:style-name="P12">Scénario nominal</text:p>
      <text:list xml:id="list4127272649" text:style-name="L9">
        <text:list-item>
          <text:p text:style-name="P78">Incrémentation du <text:span text:style-name="T29">numExemplaire</text:span>.</text:p>
        </text:list-item>
      </text:list>
      <text:p text:style-name="P13"><text:tab/>Scénario secondaire </text:p>
      <text:list xml:id="list4024458659" text:style-name="L10">
        <text:list-item>
          <text:list>
            <text:list-item>
              <text:list>
                <text:list-item>
                  <text:p text:style-name="P79">Procédure NouvelleOuvrage</text:p>
                </text:list-item>
                <text:list-item>
                  <text:p text:style-name="P79">Incrémentation du nbExempl.</text:p>
                </text:list-item>
              </text:list>
            </text:list-item>
          </text:list>
        </text:list-item>
      </text:list>
      <text:p text:style-name="P11">-ConsulterLecteur :</text:p>
      <text:p text:style-name="P14">Scénario nominal</text:p>
      <text:list xml:id="list1166266454" text:style-name="L11">
        <text:list-item>
          <text:p text:style-name="P80">Saisir <text:s/>numLecteur</text:p>
        </text:list-item>
        <text:list-item>
          <text:p text:style-name="P80">Affichage nom, pr<text:span text:style-name="T26">e</text:span>nom, date<text:span text:style-name="T26">Naissance</text:span>, age et mail</text:p>
        </text:list-item>
      </text:list>
      <text:p text:style-name="P11">-Consulter<text:span text:style-name="T28">Ouvrage</text:span> :</text:p>
      <text:p text:style-name="P14"><text:soft-page-break/>Scénario nominal</text:p>
      <text:list xml:id="list775329872" text:style-name="L12">
        <text:list-item>
          <text:p text:style-name="P81">La bibliothécaire saisit isbn</text:p>
        </text:list-item>
        <text:list-item>
          <text:p text:style-name="P81">affichage <text:span text:style-name="T1">titreOuvrage, <text:s/>nomEditeur, <text:s/>dateParution, <text:s/>nomAuteur ;</text:span></text:p>
        </text:list-item>
      </text:list>
      <text:p text:style-name="P17">-ConsulterExemplaire<text:span text:style-name="T36">s</text:span>Ouvrage :</text:p>
      <text:p text:style-name="P16">Scénario nominal</text:p>
      <text:list xml:id="list3283258817" text:style-name="L13">
        <text:list-item>
          <text:p text:style-name="P83"><text:span text:style-name="T31">saisir </text:span><text:span text:style-name="T27">isbn</text:span></text:p>
        </text:list-item>
        <text:list-item>
          <text:p text:style-name="P82">affichage <text:span text:style-name="T27">titreOuvrage, </text:span>numExemplaire<text:span text:style-name="T1">;</text:span></text:p>
        </text:list-item>
      </text:list>
      <text:p text:style-name="P15"/>
      <text:p text:style-name="P15"/>
      <text:p text:style-name="P15"/>
      <text:p text:style-name="P18">Invariants : Diagramme de Classes d’analyse</text:p>
      <text:p text:style-name="P18"/>
      <text:p text:style-name="P18"><text:bookmark-start text:name="__DdeLink__461_2876814357"/><text:span text:style-name="T38">context</text:span> Exemplaire <text:span text:style-name="T39">inv </text:span><text:span text:style-name="T37">: </text:span></text:p>
      <text:p text:style-name="P19">-La date de réception exemplaire de la classe exemplaire doit être postérieur à la date de parution de l’ouvrage de la classe Ouvrage.</text:p>
      <text:p text:style-name="P20"><text:bookmark-end text:name="__DdeLink__461_2876814357"/>-Pour le même ouvrage on n’a pas le même numéro d’exemplaire</text:p>
      <text:p text:style-name="P18"/>
      <text:list xml:id="list231136038244560" text:continue-list="list231135170754979" text:style-name="L1">
        <text:list-item>
          <text:p text:style-name="P50">Conception </text:p>
        </text:list-item>
        <text:list-item>
          <text:p text:style-name="P50">Implantation</text:p>
        </text:list-item>
      </text:list>
      <text:p text:style-name="P2"/>
      <text:p text:style-name="P7"/>
      <text:p text:style-name="P7"/>
      <text:p text:style-name="Standard"/>
      <text:p text:style-name="P48">Dictionnaire des conventions </text:p>
      <text:p text:style-name="P1"/>
      <text:p text:style-name="P1"/>
      <text:p text:style-name="P21">-NouveauLecteur</text:p>
      <text:p text:style-name="P23">-NouvelleOuvrage </text:p>
      <text:p text:style-name="P26">-NouvelExemplaire</text:p>
      <text:p text:style-name="P26">-ConsulterLecteur</text:p>
      <text:p text:style-name="P26">-<text:span text:style-name="T41">ConsulterOuvrage</text:span></text:p>
      <text:p text:style-name="P26">-<text:span text:style-name="T41">ConsulterExemplaireOuvrage</text:span></text:p>
      <text:p text:style-name="P26"/>
      <text:p text:style-name="P26"/>
      <text:p text:style-name="P66">attributs</text:p>
      <text:p text:style-name="P66"/>
      <text:p text:style-name="P66"/>
      <text:p text:style-name="P42"><text:span text:style-name="T7">O</text:span><text:span text:style-name="T6">n navigue avec le </text:span><text:span text:style-name="T17">systeme</text:span></text:p>
      <text:p text:style-name="P43"><text:span text:style-name="T7">a</text:span><text:span text:style-name="T6">cteur : biblioth</text:span><text:span text:style-name="T25">èque</text:span></text:p>
      <text:p text:style-name="P69"><text:span text:style-name="T25"/></text:p>
      <text:p text:style-name="P26"/>
      <text:p text:style-name="P38"><text:span text:style-name="T49">ATTRIBUTS </text:span><text:s/></text:p>
      <text:p text:style-name="P65"><text:span text:style-name="T30">String </text:span>nom<text:tab/></text:p>
      <text:p text:style-name="P65"><text:span text:style-name="T30">String </text:span>pr<text:span text:style-name="T26">e</text:span>nom</text:p>
      <text:p text:style-name="P65"><text:span text:style-name="T42">date</text:span><text:span text:style-name="T30"> </text:span>date<text:span text:style-name="T26">Nai</text:span></text:p>
      <text:p text:style-name="P87"><text:span text:style-name="T14">String </text:span><text:span text:style-name="T6">titreOuvrage<text:tab/></text:span></text:p>
      <text:p text:style-name="P87"><text:span text:style-name="T14">String </text:span><text:span text:style-name="T6">nomEditeur<text:tab/></text:span></text:p>
      <text:p text:style-name="P87"><text:span text:style-name="T23">d</text:span><text:span text:style-name="T14">ate </text:span><text:span text:style-name="T6">dateParution<text:tab/></text:span></text:p>
      <text:p text:style-name="P87"><text:span text:style-name="T14">String </text:span><text:span text:style-name="T6">nomAuteur<text:tab/></text:span></text:p>
      <text:p text:style-name="P87"><text:span text:style-name="T23">String </text:span><text:span text:style-name="T6">isbn<text:tab/></text:span></text:p>
      <text:p text:style-name="P87"><text:span text:style-name="T23">Public</text:span><text:span text:style-name="T14"> </text:span><text:span text:style-name="T6">typePublic </text:span><text:span text:style-name="T24">{ENFANT, ADO, ADULTE}</text:span></text:p>
      <text:p text:style-name="P87"><text:span text:style-name="T23">i</text:span><text:span text:style-name="T14">nt </text:span><text:span text:style-name="T7">numExemplaire<text:tab/><text:tab/></text:span></text:p>
      <text:p text:style-name="P87"><text:span text:style-name="T23">d</text:span><text:span text:style-name="T14">ate </text:span><text:span text:style-name="T7">dateRecepExemp<text:tab/></text:span></text:p>
      <text:p text:style-name="P87"><text:span text:style-name="T15">Int </text:span><text:span text:style-name="T7">numLecteur <text:tab/></text:span></text:p>
      <text:p text:style-name="P87"><text:span text:style-name="T23">i</text:span><text:span text:style-name="T15">nt </text:span><text:span text:style-name="T10">age <text:tab/></text:span></text:p>
      <text:p text:style-name="P87"><text:span text:style-name="T15">String </text:span><text:span text:style-name="T10">mail</text:span></text:p>
      <text:p text:style-name="P65"><text:span text:style-name="T33">e</text:span><text:span text:style-name="T34">mprunt</text:span><text:span text:style-name="T35">ab</text:span><text:span text:style-name="T34"> boolean </text:span></text:p>
      <text:p text:style-name="P68"><text:span text:style-name="T42">int </text:span>dernierNumExemplaire </text:p>
      <text:p text:style-name="P28"/>
      <text:p text:style-name="P28"/>
      <text:p text:style-name="P38">classe enumeration Public </text:p>
      <text:p text:style-name="P38">ENFANT</text:p>
      <text:p text:style-name="P38">ADO </text:p>
      <text:p text:style-name="P38">ADULTE</text:p>
      <text:p text:style-name="P28"/>
      <text:p text:style-name="P66"><text:span text:style-name="T49">LES OBJETS</text:span> </text:p>
      <text:p text:style-name="P30">o : <text:span text:style-name="T47">O</text:span>uvrage </text:p>
      <text:p text:style-name="P30">l : <text:span text:style-name="T47">L</text:span>ecteur </text:p>
      <text:p text:style-name="P30">e : Exemplaire</text:p>
      <text:p text:style-name="P28"/>
      <text:p text:style-name="P28">:<text:span text:style-name="T40">IHM </text:span></text:p>
      <text:p text:style-name="P28">:<text:span text:style-name="T40">gestionBiblio</text:span></text:p>
      <text:p text:style-name="P71"/>
      <text:p text:style-name="P63"><text:span text:style-name="T25"/></text:p>
      <text:p text:style-name="P70"/>
      <text:p text:style-name="P39"/>
      <text:p text:style-name="P31">t = Titre</text:p>
      <text:p text:style-name="P41">a = Auteurs</text:p>
      <text:p text:style-name="P41">ed = Editeur()</text:p>
      <text:p text:style-name="P41">de = DateEdition</text:p>
      <text:p text:style-name="P31">eS = nombre d’exemplaires pour un titre donné</text:p>
      <text:p text:style-name="P31"><text:span text:style-name="T51">n</text:span>e = NumExemplair</text:p>
      <text:p text:style-name="P31">dtr = DateRecepExemp</text:p>
      <text:p text:style-name="P31">e<text:span text:style-name="T50">m</text:span>p = Empruntab</text:p>
      <text:p text:style-name="P33">nbreEmpruntab <text:span text:style-name="T52">= </text:span></text:p>
      <text:p text:style-name="P33">n<text:span text:style-name="T52">Ex</text:span> <text:span text:style-name="T43">= </text:span><text:span text:style-name="T52">incrémenter un numéro d’exemplaire </text:span></text:p>
      <text:p text:style-name="P34">rep <text:s/><text:span text:style-name="T44">= </text:span><text:span text:style-name="T47">estDansList</text:span></text:p>
      <text:p text:style-name="P73">listIsbnS = tous les isbn de l’index</text:p>
      <text:p text:style-name="P31"/>
      <text:p text:style-name="P88"><text:span text:style-name="T48">MÉTHODES</text:span> </text:p>
      <text:p text:style-name="P31"/>
      <text:p text:style-name="P31">afficherExemplS(e, dtr, emp) <text:span text:style-name="T46">= afficher les exemplaires </text:span></text:p>
      <text:p text:style-name="P35">afficherOuvrage(t, rep, a, ed, de)</text:p>
      <text:p text:style-name="P66">affichLec<text:span text:style-name="T50">(nom, prenom, age, mail)</text:span></text:p>
      <text:p text:style-name="P72">afficher()</text:p>
      <text:p text:style-name="P72">saisir()</text:p>
      <text:p text:style-name="P72">estDansList()</text:p>
      <text:p text:style-name="P72">saisirOuvrage(listIsbnS)</text:p>
      <text:p text:style-name="P72"/>
      <text:p text:style-name="P32">informReussite(OK) <text:span text:style-name="T50">ou </text:span>informReussite(KO)</text:p>
      <text:p text:style-name="P32">ajoutExempNbreNONEmpruntab()</text:p>
      <text:p text:style-name="P32">ajoutExempNbreEmpruntab()</text:p>
      <text:p text:style-name="P32"/>
      <text:p text:style-name="P32">lierOuvrage(o<text:span text:style-name="T56">)</text:span></text:p>
      <text:p text:style-name="P32">lierLecteur(l, nl)</text:p>
      <text:p text:style-name="P32">lierOuvrage(o, isbn)</text:p>
      <text:p text:style-name="P32"/>
      <text:p text:style-name="P77">getExemplaireS<text:span text:style-name="T54">()</text:span></text:p>
      <text:p text:style-name="P77">getOuvrage()</text:p>
      <text:p text:style-name="P77">getlistIsbnS()</text:p>
      <text:p text:style-name="P77">getTitre()</text:p>
      <text:p text:style-name="P32">getAuteurs()</text:p>
      <text:p text:style-name="P32">getEditeur()</text:p>
      <text:p text:style-name="P32">getDateEdition()</text:p>
      <text:p text:style-name="P32">getDateRecepExemp()</text:p>
      <text:p text:style-name="P32">getNumExemplaire()</text:p>
      <text:p text:style-name="P32">getEmpruntab()</text:p>
      <text:p text:style-name="P32"/>
      <text:p text:style-name="P40">Constructeur </text:p>
      <text:p text:style-name="P37"><text:span text:style-name="T53">o = </text:span>Ouvrage(titreOuvrage, isbn, nomAuteur, </text:p>
      <text:p text:style-name="P75">e = Exemplaire(dateRecepExemp, o, empruntab, nEx)</text:p>
      <text:p text:style-name="P75"><text:span text:style-name="T55">l = </text:span>Lecteur(nl, nom, prenom, dateNai, mail)</text:p>
      <text:p text:style-name="P36"/>
      <text:p text:style-name="P32"/>
      <text:p text:style-name="P41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3:56:14.419545233</meta:creation-date>
    <dc:date>2022-03-06T23:11:34.112000000</dc:date>
    <meta:editing-duration>PT5H23M</meta:editing-duration>
    <meta:editing-cycles>43</meta:editing-cycles>
    <meta:generator>LibreOffice/7.2.2.2$Windows_X86_64 LibreOffice_project/02b2acce88a210515b4a5bb2e46cbfb63fe97d56</meta:generator>
    <meta:document-statistic meta:table-count="0" meta:image-count="0" meta:object-count="0" meta:page-count="6" meta:paragraph-count="146" meta:word-count="636" meta:character-count="4567" meta:non-whitespace-character-count="4059"/>
  </office:meta>
</office:document-meta>
</file>